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2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654in"/>
    </style:style>
    <style:style style:name="co3" style:family="table-column">
      <style:table-column-properties fo:break-before="auto" style:column-width="0.9472in"/>
    </style:style>
    <style:style style:name="co4" style:family="table-column">
      <style:table-column-properties fo:break-before="auto" style:column-width="1.0516in"/>
    </style:style>
    <style:style style:name="co5" style:family="table-column">
      <style:table-column-properties fo:break-before="auto" style:column-width="1.1209in"/>
    </style:style>
    <style:style style:name="co6" style:family="table-column">
      <style:table-column-properties fo:break-before="auto" style:column-width="1.0689in"/>
    </style:style>
    <style:style style:name="co7" style:family="table-column">
      <style:table-column-properties fo:break-before="auto" style:column-width="0.9736in"/>
    </style:style>
    <style:style style:name="co8" style:family="table-column">
      <style:table-column-properties fo:break-before="auto" style:column-width="0.9563in"/>
    </style:style>
    <style:style style:name="co9" style:family="table-column">
      <style:table-column-properties fo:break-before="auto" style:column-width="0.939in"/>
    </style:style>
    <style:style style:name="co10" style:family="table-column">
      <style:table-column-properties fo:break-before="auto" style:column-width="1.0425in"/>
    </style:style>
    <style:style style:name="co11" style:family="table-column">
      <style:table-column-properties fo:break-before="auto" style:column-width="0.9217in"/>
    </style:style>
    <style:style style:name="co12" style:family="table-column">
      <style:table-column-properties fo:break-before="auto" style:column-width="1.0083in"/>
    </style:style>
    <style:style style:name="co13" style:family="table-column">
      <style:table-column-properties fo:break-before="auto" style:column-width="1.302in"/>
    </style:style>
    <style:style style:name="co14" style:family="table-column">
      <style:table-column-properties fo:break-before="auto" style:column-width="1.3453in"/>
    </style:style>
    <style:style style:name="co15" style:family="table-column">
      <style:table-column-properties fo:break-before="auto" style:column-width="1.311in"/>
    </style:style>
    <style:style style:name="co16" style:family="table-column">
      <style:table-column-properties fo:break-before="auto" style:column-width="1.4146in"/>
    </style:style>
    <style:style style:name="co17" style:family="table-column">
      <style:table-column-properties fo:break-before="auto" style:column-width="1.3799in"/>
    </style:style>
    <style:style style:name="co18" style:family="table-column">
      <style:table-column-properties fo:break-before="auto" style:column-width="0.9138in"/>
    </style:style>
    <style:style style:name="ro1" style:family="table-row">
      <style:table-row-properties style:row-height="0.170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</office:automatic-styles>
  <office:body>
    <office:spreadsheet>
      <table:calculation-settings table:use-regular-expressions="false"/>
      <table:table table:name="ASLSJ Entries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1007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Gloss</text:p>
          </table:table-cell>
          <table:table-cell office:value-type="string">
            <text:p>Group hand</text:p>
          </table:table-cell>
          <table:table-cell office:value-type="string">
            <text:p>Group height</text:p>
          </table:table-cell>
          <table:table-cell office:value-type="string">
            <text:p>Group move</text:p>
          </table:table-cell>
          <table:table-cell office:value-type="string">
            <text:p>base-hand</text:p>
          </table:table-cell>
          <table:table-cell office:value-type="string">
            <text:p>base-palm</text:p>
          </table:table-cell>
          <table:table-cell office:value-type="string">
            <text:p>dom-hand</text:p>
          </table:table-cell>
          <table:table-cell office:value-type="string">
            <text:p>hand height</text:p>
          </table:table-cell>
          <table:table-cell office:value-type="string">
            <text:p>body side</text:p>
          </table:table-cell>
          <table:table-cell office:value-type="string">
            <text:p>body depth</text:p>
          </table:table-cell>
          <table:table-cell office:value-type="string">
            <text:p>dom-palm</text:p>
          </table:table-cell>
          <table:table-cell office:value-type="string">
            <text:p>dom-hand apart</text:p>
          </table:table-cell>
          <table:table-cell office:value-type="string">
            <text:p>base-hand move</text:p>
          </table:table-cell>
          <table:table-cell office:value-type="string">
            <text:p>dom-hand move</text:p>
          </table:table-cell>
          <table:table-cell office:value-type="string">
            <text:p>base-hand repeat</text:p>
          </table:table-cell>
          <table:table-cell office:value-type="string">
            <text:p>dom-hand repeat</text:p>
          </table:table-cell>
          <table:table-cell table:number-columns-repeated="1007"/>
        </table:table-row>
        <table:table-row table:style-name="ro1">
          <table:table-cell office:value-type="string">
            <text:p>jnnnn-iy-q^</text:p>
          </table:table-cell>
          <table:table-cell office:value-type="string">
            <text:p>THUMBS-UP</text:p>
          </table:table-cell>
          <table:table-cell office:value-type="string">
            <text:p>cnnnn</text:p>
          </table:table-cell>
          <table:table-cell office:value-type="string">
            <text:p>A</text:p>
          </table:table-cell>
          <table:table-cell office:value-type="string">
            <text:p>qv</text:p>
          </table:table-cell>
          <table:table-cell table:number-columns-repeated="2" office:value-type="string">
            <text:p>-HE-</text:p>
          </table:table-cell>
          <table:table-cell office:value-type="string">
            <text:p>-jnnnn-</text:p>
          </table:table-cell>
          <table:table-cell office:value-type="string">
            <text:p>-A-</text:p>
          </table:table-cell>
          <table:table-cell office:value-type="string">
            <text:p>-AY-</text:p>
          </table:table-cell>
          <table:table-cell office:value-type="string">
            <text:p>-AE-</text:p>
          </table:table-cell>
          <table:table-cell office:value-type="string">
            <text:p>-iy-</text:p>
          </table:table-cell>
          <table:table-cell table:number-columns-repeated="2" office:value-type="string">
            <text:p>-HE-</text:p>
          </table:table-cell>
          <table:table-cell office:value-type="string">
            <text:p>-q^-</text:p>
          </table:table-cell>
          <table:table-cell office:value-type="string">
            <text:p>-zpe-</text:p>
          </table:table-cell>
          <table:table-cell office:value-type="string">
            <text:p>-ze-</text:p>
          </table:table-cell>
          <table:table-cell table:number-columns-repeated="1007"/>
        </table:table-row>
        <table:table-row table:style-name="ro1">
          <table:table-cell office:value-type="string">
            <text:p>pnnnnj-piy jnnnn-iy-p^q^</text:p>
          </table:table-cell>
          <table:table-cell office:value-type="string">
            <text:p>THUMBS-UP</text:p>
          </table:table-cell>
          <table:table-cell office:value-type="string">
            <text:p>cnnnn</text:p>
          </table:table-cell>
          <table:table-cell office:value-type="string">
            <text:p>A</text:p>
          </table:table-cell>
          <table:table-cell office:value-type="string">
            <text:p>qv</text:p>
          </table:table-cell>
          <table:table-cell office:value-type="string">
            <text:p>-pnnnnj-</text:p>
          </table:table-cell>
          <table:table-cell office:value-type="string">
            <text:p>-piy-</text:p>
          </table:table-cell>
          <table:table-cell office:value-type="string">
            <text:p>-jnnnn-</text:p>
          </table:table-cell>
          <table:table-cell office:value-type="string">
            <text:p>-A-</text:p>
          </table:table-cell>
          <table:table-cell office:value-type="string">
            <text:p>-AY-</text:p>
          </table:table-cell>
          <table:table-cell office:value-type="string">
            <text:p>-AE-</text:p>
          </table:table-cell>
          <table:table-cell office:value-type="string">
            <text:p>-iy-</text:p>
          </table:table-cell>
          <table:table-cell office:value-type="string">
            <text:p>-Hqy-</text:p>
          </table:table-cell>
          <table:table-cell office:value-type="string">
            <text:p>-p^-</text:p>
          </table:table-cell>
          <table:table-cell office:value-type="string">
            <text:p>-q^-</text:p>
          </table:table-cell>
          <table:table-cell office:value-type="string">
            <text:p>-zpe-</text:p>
          </table:table-cell>
          <table:table-cell office:value-type="string">
            <text:p>-ze-</text:p>
          </table:table-cell>
          <table:table-cell table:number-columns-repeated="1007"/>
        </table:table-row>
      </table:table>
      <table:table table:name="ASLSJ Usage" table:style-name="ta1" table:print="false">
        <table:table-column table:style-name="co22" table:number-columns-repeated="3" table:default-cell-style-name="Default"/>
        <table:table-row table:style-name="ro1">
          <table:table-cell office:value-type="string">
            <text:p>Word</text:p>
          </table:table-cell>
          <table:table-cell office:value-type="string">
            <text:p>Gloss</text:p>
          </table:table-cell>
          <table:table-cell office:value-type="string">
            <text:p>Document</text:p>
          </table:table-cell>
        </table:table-row>
        <table:table-row table:style-name="ro1">
          <table:table-cell office:value-type="string">
            <text:p>jnnnn-iy-q^</text:p>
          </table:table-cell>
          <table:table-cell office:value-type="string">
            <text:p>THUMBS-UP</text:p>
          </table:table-cell>
          <table:table-cell/>
        </table:table-row>
      </table:table>
      <table:table table:name="ASL Literature" table:style-name="ta1" table:print="false">
        <table:table-column table:style-name="co22" table:number-columns-repeated="5" table:default-cell-style-name="Default"/>
        <table:table-row table:style-name="ro1">
          <table:table-cell office:value-type="string">
            <text:p>Document</text:p>
          </table:table-cell>
          <table:table-cell office:value-type="string">
            <text:p>Full Name</text:p>
          </table:table-cell>
          <table:table-cell office:value-type="string">
            <text:p>Year</text:p>
          </table:table-cell>
          <table:table-cell office:value-type="string">
            <text:p>Channel</text:p>
          </table:table-cell>
          <table:table-cell office:value-type="string">
            <text:p>Owner</text:p>
          </table:table-cell>
        </table:table-row>
      </table:table>
      <table:database-ranges>
        <table:database-range table:target-range-address="'ASLSJ Entries'.A1:'ASLSJ Entries'.AMD65536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8-29">08/29/2021</text:date>, <text:time>17:23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21-08-25T01:56:51.57</meta:creation-date>
    <dc:date>2021-08-29T17:23:42.84</dc:date>
    <meta:editing-duration>PT71H36M06S</meta:editing-duration>
    <meta:editing-cycles>3</meta:editing-cycles>
    <meta:generator>OpenOffice.org/3.2$Win32 OpenOffice.org_project/320m12$Build-9483</meta:generator>
    <meta:document-statistic meta:table-count="3" meta:cell-count="61" meta:object-count="0"/>
  </office:meta>
</office:document-meta>
</file>